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a121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9967c7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9967c7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91ad" style:font-style-asian="italic" style:font-style-complex="italic"/>
    </style:style>
    <style:style style:name="T6" style:family="text">
      <style:text-properties fo:font-style="italic" officeooo:rsid="048c208b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ea97b9" style:font-style-asian="normal" style:font-style-complex="normal"/>
    </style:style>
    <style:style style:name="T13" style:family="text">
      <style:text-properties fo:font-style="normal" officeooo:rsid="046d66e3" style:font-style-asian="normal" style:font-style-complex="normal"/>
    </style:style>
    <style:style style:name="T14" style:family="text">
      <style:text-properties fo:font-style="normal" officeooo:rsid="0471ec6f" style:font-style-asian="normal" style:font-style-complex="normal"/>
    </style:style>
    <style:style style:name="T15" style:family="text">
      <style:text-properties fo:font-style="normal" officeooo:rsid="04744296" style:font-style-asian="normal" style:font-style-complex="normal"/>
    </style:style>
    <style:style style:name="T16" style:family="text">
      <style:text-properties fo:font-style="normal" officeooo:rsid="047534fa" style:font-style-asian="normal" style:font-style-complex="normal"/>
    </style:style>
    <style:style style:name="T17" style:family="text">
      <style:text-properties fo:font-style="normal" officeooo:rsid="0476de89" style:font-style-asian="normal" style:font-style-complex="normal"/>
    </style:style>
    <style:style style:name="T18" style:family="text">
      <style:text-properties fo:font-style="normal" officeooo:rsid="047766b2" style:font-style-asian="normal" style:font-style-complex="normal"/>
    </style:style>
    <style:style style:name="T19" style:family="text">
      <style:text-properties fo:font-style="normal" officeooo:rsid="04782d1d" style:font-style-asian="normal" style:font-style-complex="normal"/>
    </style:style>
    <style:style style:name="T20" style:family="text">
      <style:text-properties fo:font-style="normal" officeooo:rsid="047a0d63" style:font-style-asian="normal" style:font-style-complex="normal"/>
    </style:style>
    <style:style style:name="T21" style:family="text">
      <style:text-properties fo:font-style="normal" officeooo:rsid="047a1211" style:font-style-asian="normal" style:font-style-complex="normal"/>
    </style:style>
    <style:style style:name="T22" style:family="text">
      <style:text-properties fo:font-style="normal" officeooo:rsid="047ae4d4" style:font-style-asian="normal" style:font-style-complex="normal"/>
    </style:style>
    <style:style style:name="T23" style:family="text">
      <style:text-properties fo:font-style="normal" officeooo:rsid="047c68a3" style:font-style-asian="normal" style:font-style-complex="normal"/>
    </style:style>
    <style:style style:name="T24" style:family="text">
      <style:text-properties fo:font-style="normal" officeooo:rsid="047e11ac" style:font-style-asian="normal" style:font-style-complex="normal"/>
    </style:style>
    <style:style style:name="T25" style:family="text">
      <style:text-properties fo:font-style="normal" officeooo:rsid="047e5e69" style:font-style-asian="normal" style:font-style-complex="normal"/>
    </style:style>
    <style:style style:name="T26" style:family="text">
      <style:text-properties fo:font-style="normal" officeooo:rsid="047f1932" style:font-style-asian="normal" style:font-style-complex="normal"/>
    </style:style>
    <style:style style:name="T27" style:family="text">
      <style:text-properties fo:font-style="normal" officeooo:rsid="04807084" style:font-style-asian="normal" style:font-style-complex="normal"/>
    </style:style>
    <style:style style:name="T28" style:family="text">
      <style:text-properties fo:font-style="normal" officeooo:rsid="0481c01a" style:font-style-asian="normal" style:font-style-complex="normal"/>
    </style:style>
    <style:style style:name="T29" style:family="text">
      <style:text-properties fo:font-style="normal" officeooo:rsid="04825642" style:font-style-asian="normal" style:font-style-complex="normal"/>
    </style:style>
    <style:style style:name="T30" style:family="text">
      <style:text-properties fo:font-style="normal" officeooo:rsid="0483d395" style:font-style-asian="normal" style:font-style-complex="normal"/>
    </style:style>
    <style:style style:name="T31" style:family="text">
      <style:text-properties fo:font-style="normal" officeooo:rsid="048494f4" style:font-style-asian="normal" style:font-style-complex="normal"/>
    </style:style>
    <style:style style:name="T32" style:family="text">
      <style:text-properties fo:font-style="normal" officeooo:rsid="048654b4" style:font-style-asian="normal" style:font-style-complex="normal"/>
    </style:style>
    <style:style style:name="T33" style:family="text">
      <style:text-properties fo:font-style="normal" officeooo:rsid="0486d777" style:font-style-asian="normal" style:font-style-complex="normal"/>
    </style:style>
    <style:style style:name="T34" style:family="text">
      <style:text-properties fo:font-style="normal" officeooo:rsid="0487016e" style:font-style-asian="normal" style:font-style-complex="normal"/>
    </style:style>
    <style:style style:name="T35" style:family="text">
      <style:text-properties fo:font-style="normal" officeooo:rsid="0487d5ca" style:font-style-asian="normal" style:font-style-complex="normal"/>
    </style:style>
    <style:style style:name="T36" style:family="text">
      <style:text-properties fo:font-style="normal" officeooo:rsid="0488544e" style:font-style-asian="normal" style:font-style-complex="normal"/>
    </style:style>
    <style:style style:name="T37" style:family="text">
      <style:text-properties fo:font-style="normal" officeooo:rsid="048a0d8e" style:font-style-asian="normal" style:font-style-complex="normal"/>
    </style:style>
    <style:style style:name="T38" style:family="text">
      <style:text-properties fo:font-style="normal" officeooo:rsid="048b5546" style:font-style-asian="normal" style:font-style-complex="normal"/>
    </style:style>
    <style:style style:name="T39" style:family="text">
      <style:text-properties fo:font-style="normal" officeooo:rsid="048c208b" style:font-style-asian="normal" style:font-style-complex="normal"/>
    </style:style>
    <style:style style:name="T40" style:family="text">
      <style:text-properties fo:font-style="normal" officeooo:rsid="048ccb01" style:font-style-asian="normal" style:font-style-complex="normal"/>
    </style:style>
    <style:style style:name="T41" style:family="text">
      <style:text-properties fo:font-style="normal" officeooo:rsid="048d3ae5" style:font-style-asian="normal" style:font-style-complex="normal"/>
    </style:style>
    <style:style style:name="T42" style:family="text">
      <style:text-properties fo:font-style="normal" officeooo:rsid="048de9a8" style:font-style-asian="normal" style:font-style-complex="normal"/>
    </style:style>
    <style:style style:name="T43" style:family="text">
      <style:text-properties fo:font-style="normal" officeooo:rsid="048e2b3e" style:font-style-asian="normal" style:font-style-complex="normal"/>
    </style:style>
    <style:style style:name="T44" style:family="text">
      <style:text-properties fo:font-style="normal" officeooo:rsid="048edfa6" style:font-style-asian="normal" style:font-style-complex="normal"/>
    </style:style>
    <style:style style:name="T45" style:family="text">
      <style:text-properties fo:font-style="normal" officeooo:rsid="0490a879" style:font-style-asian="normal" style:font-style-complex="normal"/>
    </style:style>
    <style:style style:name="T46" style:family="text">
      <style:text-properties fo:font-style="normal" officeooo:rsid="04920e2e" style:font-style-asian="normal" style:font-style-complex="normal"/>
    </style:style>
    <style:style style:name="T47" style:family="text">
      <style:text-properties fo:font-style="normal" officeooo:rsid="0493d12b" style:font-style-asian="normal" style:font-style-complex="normal"/>
    </style:style>
    <style:style style:name="T48" style:family="text">
      <style:text-properties fo:font-style="normal" officeooo:rsid="0494a947" style:font-style-asian="normal" style:font-style-complex="normal"/>
    </style:style>
    <style:style style:name="T49" style:family="text">
      <style:text-properties fo:font-style="normal" officeooo:rsid="0496740d" style:font-style-asian="normal" style:font-style-complex="normal"/>
    </style:style>
    <style:style style:name="T50" style:family="text">
      <style:text-properties fo:font-style="normal" officeooo:rsid="0497caca" style:font-style-asian="normal" style:font-style-complex="normal"/>
    </style:style>
    <style:style style:name="T51" style:family="text">
      <style:text-properties fo:font-style="normal" officeooo:rsid="049967c7" style:font-style-asian="normal" style:font-style-complex="normal"/>
    </style:style>
    <style:style style:name="T52" style:family="text">
      <style:text-properties fo:font-style="normal" officeooo:rsid="0499a423" style:font-style-asian="normal" style:font-style-complex="normal"/>
    </style:style>
    <style:style style:name="T53" style:family="text">
      <style:text-properties fo:font-style="normal" officeooo:rsid="049aa6d5" style:font-style-asian="normal" style:font-style-complex="normal"/>
    </style:style>
    <style:style style:name="T54" style:family="text">
      <style:text-properties officeooo:rsid="000a14f6"/>
    </style:style>
    <style:style style:name="T55" style:family="text">
      <style:text-properties officeooo:rsid="005714b7"/>
    </style:style>
    <style:style style:name="T56" style:family="text">
      <style:text-properties officeooo:rsid="00880dbe"/>
    </style:style>
    <style:style style:name="T57" style:family="text">
      <style:text-properties officeooo:rsid="007c6d62"/>
    </style:style>
    <style:style style:name="T58" style:family="text">
      <style:text-properties officeooo:rsid="01e21ff5"/>
    </style:style>
    <style:style style:name="T59" style:family="text">
      <style:text-properties officeooo:rsid="0233449b"/>
    </style:style>
    <style:style style:name="T60" style:family="text">
      <style:text-properties officeooo:rsid="02317916"/>
    </style:style>
    <style:style style:name="T61" style:family="text">
      <style:text-properties officeooo:rsid="034a2232"/>
    </style:style>
    <style:style style:name="T62" style:family="text">
      <style:text-properties officeooo:rsid="0387836c"/>
    </style:style>
    <style:style style:name="T63" style:family="text">
      <style:text-properties officeooo:rsid="03b4652d"/>
    </style:style>
    <style:style style:name="T64" style:family="text">
      <style:text-properties officeooo:rsid="03b75219"/>
    </style:style>
    <style:style style:name="T65" style:family="text">
      <style:text-properties officeooo:rsid="047091ad"/>
    </style:style>
    <style:style style:name="T66" style:family="text">
      <style:text-properties officeooo:rsid="0471ec6f"/>
    </style:style>
    <style:style style:name="T67" style:family="text">
      <style:text-properties officeooo:rsid="0473a949"/>
    </style:style>
    <style:style style:name="T68" style:family="text">
      <style:text-properties style:font-name="EB Garamond 12 All SC" fo:font-style="normal" officeooo:rsid="047a1211" style:font-style-asian="normal" style:font-style-complex="normal"/>
    </style:style>
    <style:style style:name="T69" style:family="text">
      <style:text-properties style:font-name="EB Garamond 12 All SC" fo:font-style="normal" officeooo:rsid="049967c7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63">Esser-</text:span>Skala, 201<text:span text:style-name="T65">9</text:span></text:p>
      <text:p text:style-name="P19"/>
      <text:p text:style-name="P19"/>
      <text:p text:style-name="P14">© 201<text:span text:style-name="T65">9</text:span> by Wolfgang <text:span text:style-name="T63">Esser-</text:span>Skala. This edition is licensed under the<text:span text:style-name="T61"><text:line-break/></text:span>Creative Commons Attribution<text:span text:style-name="T56">-NonCommercial-ShareAlike</text:span> 4.0 International License.<text:span text:style-name="T61"><text:line-break/></text:span>To view a copy of this license, visit http://creativecommons.org/licenses/by<text:span text:style-name="T57">-nc-sa</text:span>/4.0/.</text:p>
      <text:p text:style-name="P13"/>
      <text:p text:style-name="P15">Music engraving by LilyPond 2.18.0 (http://www.lilypond.org).<text:span text:style-name="T55"><text:line-break/>Front matter</text:span> typeset with EB Garamond (http://www.georgduffner.at/ebgaramond).</text:p>
      <text:p text:style-name="P19"/>
      <text:p text:style-name="P12">First <text:span text:style-name="T58">version</text:span>, <text:span text:style-name="T65">July 2019</text:span></text:p>
      <text:p text:style-name="P26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8">This edition <text:span text:style-name="T7">of the </text:span><text:span text:style-name="T2">M</text:span><text:span text:style-name="T4">i</text:span><text:span text:style-name="T2">ssa </text:span><text:span text:style-name="T5">in e</text:span><text:span text:style-name="T7"> </text:span>bases upon <text:span text:style-name="T67">two copies in the archive of the Dresden Hofkapelle, which have been digitized by the Saxon State Library – State and University Library Dresden (see http://hofmusik.slub-dresden.de). The digital versions of the manuscripts are available at</text:span></text:p>
      <text:p text:style-name="P9"><text:tab/>http://digital.slub-dresden.de/<text:span text:style-name="T8">id426418212</text:span> (siglum<text:span text:style-name="T67"> </text:span>Mus.2973-D-<text:span text:style-name="T66">16</text:span>).<text:span text:style-name="T67"><text:line-break/></text:span><text:tab/>http://digital.slub-dresden.de/<text:span text:style-name="T8">id42603967X</text:span> (siglum Mus.2973-D-<text:span text:style-name="T66">19</text:span>)</text:p>
      <text:p text:style-name="P3"/>
      <text:p text:style-name="P4">In general, this edition closely follows the <text:span text:style-name="T62">manuscript</text:span>. Any changes <text:span text:style-name="T54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1">k y r i e</text:p>
      <text:p text:style-name="P6"/>
      <text:p text:style-name="P10"><text:span text:style-name="T1">Bar<text:tab/>Staff<text:tab/>Note</text:span><text:span text:style-name="T10"><text:tab/></text:span><text:span text:style-name="T11"><text:line-break/></text:span><text:span text:style-name="T20">–<text:tab/>ob 1, 2<text:tab/>Oboe parts were added by the editor.<text:line-break/><text:line-break/></text:span><text:span text:style-name="T15">32<text:tab/>T<text:tab/>2nd half of bar in Ms: d′4.–d′8</text:span><text:span text:style-name="T16"><text:line-break/><text:line-break/></text:span><text:span text:style-name="T17">129<text:tab/>org<text:tab/>3rd eighth in Ms: B8<text:line-break/></text:span><text:span text:style-name="T16">143<text:tab/>A<text:tab/>grace note missing in Ms</text:span><text:span text:style-name="T18"><text:line-break/>171<text:tab/>vl 2<text:tab/>1st sixteenth in Ms: g″16</text:span><text:span text:style-name="T19"><text:line-break/><text:line-break/>205<text:tab/>vl 1<text:tab/>bar in Ms: e″4–a″2–fis″4</text:span><text:span text:style-name="T21"><text:line-break/><text:line-break/><text:line-break/></text:span><text:span text:style-name="T68">g l o r i a</text:span></text:p>
      <text:p text:style-name="P7"/>
      <text:p text:style-name="P27"><text:span text:style-name="T1">Bar<text:tab/>Staff<text:tab/>Note</text:span><text:span text:style-name="T10"><text:tab/></text:span><text:span text:style-name="T11"><text:line-break/></text:span><text:span text:style-name="T21">1</text:span><text:span text:style-name="T20">–</text:span><text:span text:style-name="T21">132</text:span><text:span text:style-name="T20"><text:tab/></text:span><text:span text:style-name="T21">org</text:span><text:span text:style-name="T20"><text:tab/></text:span><text:span text:style-name="T21">In the Ms, bass figures only appear in bars 22f, 27f, 54,<text:line-break/><text:tab/><text:tab/></text:span><text:span text:style-name="T22">60, </text:span><text:span text:style-name="T21">and 63 to 71. The remaining figures were added<text:line-break/><text:tab/><text:tab/>by the editor.</text:span><text:span text:style-name="T23"><text:line-break/></text:span><text:span text:style-name="T24">6<text:tab/></text:span><text:span text:style-name="T28">ob 1, </text:span><text:span text:style-name="T24">vl 1<text:tab/>5th quarter in Ms: d″8</text:span><text:span text:style-name="T25"><text:line-break/>37</text:span><text:span text:style-name="T24"><text:tab/></text:span><text:span text:style-name="T28">ob 1, </text:span><text:span text:style-name="T24">vl 1<text:tab/>5th quarter in Ms: d″8</text:span><text:span text:style-name="T27"><text:line-break/>61<text:tab/>vl 2<text:tab/>1st eight in Ms: e″8</text:span><text:span text:style-name="T24"><text:line-break/></text:span><text:span text:style-name="T23">97<text:tab/>S<text:tab/>bar in Ms: c″8.–c″16–c″4–r4</text:span><text:span text:style-name="T26"><text:line-break/>99<text:tab/>vl 2<text:tab/>4th quarter in Ms: a′8</text:span><text:span text:style-name="T29"><text:line-break/><text:line-break/>146<text:tab/>vl 2<text:tab/>2nd dotted quarter in Ms: fis′4.</text:span><text:span text:style-name="T30"><text:line-break/><text:line-break/>308<text:tab/>vl 1<text:tab/>last eighth in Ms: a″8</text:span><text:span text:style-name="T31"><text:line-break/>314<text:tab/>vl 1<text:tab/>bar in Ms: f″1</text:span><text:span text:style-name="T32"><text:line-break/><text:line-break/>319<text:tab/>vl 1, 2<text:tab/>4th eighth in Ms: c″16–d″16</text:span><text:span text:style-name="T33"><text:line-break/>322<text:tab/>vl 1, 2<text:tab/>5th eighth in Ms: g″32–f″32–es″16</text:span><text:span text:style-name="T34"><text:line-break/>332<text:tab/>vl 1, 2<text:tab/>last eighth in Ms: d″16–e″16</text:span><text:span text:style-name="T35"><text:line-break/>333<text:tab/>vl 1, 2<text:tab/>first eighth in Ms: f″16–e″16</text:span><text:span text:style-name="T36"><text:line-break/><text:line-break/>350–467<text:tab/>ob 1, 2<text:tab/></text:span><text:span text:style-name="T39">Changes compared to vl 1, 2 </text:span><text:span text:style-name="T36">introduced by the editor</text:span><text:span text:style-name="T39"><text:line-break/><text:tab/><text:tab/>(Ms: </text:span><text:span text:style-name="T6">Oboe con Violini</text:span><text:span text:style-name="T39">.)</text:span><text:span text:style-name="T37"><text:line-break/>402<text:tab/></text:span><text:span text:style-name="T40">ob 2, </text:span><text:span text:style-name="T37">vl 2<text:tab/>last eighth in Ms: e″8</text:span><text:span text:style-name="T38"><text:line-break/>4</text:span><text:span text:style-name="T41">33</text:span><text:span text:style-name="T38"><text:tab/></text:span><text:span text:style-name="T41">ob 2, </text:span><text:span text:style-name="T38">vl 2<text:tab/>2nd quarter in Ms: c″8–d″8</text:span><text:span text:style-name="T42"><text:line-break/><text:line-break/></text:span><text:span text:style-name="T43">494<text:tab/>A<text:tab/>bar in Ms: g′1.<text:line-break/></text:span><text:span text:style-name="T42">506<text:tab/>vla<text:tab/>bar in Ms: c′8–c′8–c′8–c′8–d′8–d′8<text:line-break/>507<text:tab/>vla<text:tab/>bar in Ms: c′8–c′8–c′8–c′8–d′8–d′8</text:span><text:span text:style-name="T44"><text:line-break/>51</text:span><text:span text:style-name="T45">2</text:span><text:span text:style-name="T44"><text:tab/>vl 2<text:tab/>3rd half note in Ms: </text:span><text:span text:style-name="T45">g</text:span><text:span text:style-name="T44">′4–</text:span><text:span text:style-name="T45">g</text:span><text:span text:style-name="T44">′4</text:span><text:span text:style-name="T45"><text:line-break/></text:span><text:span text:style-name="T44">514<text:tab/>vl 2<text:tab/>3rd half note in Ms: f′4–f′4</text:span><text:span text:style-name="T12"><text:line-break/></text:span><text:span text:style-name="T46"><text:line-break/>550<text:tab/>org<text:tab/>1st eighth in Ms: d′8</text:span><text:span text:style-name="T47"><text:line-break/>551<text:tab/>vl 2<text:tab/>7th eighth in Ms: d″8</text:span><text:span text:style-name="T13"><text:line-break/></text:span><text:span text:style-name="T48"><text:line-break/></text:span><text:soft-page-break/><text:span text:style-name="T48">632<text:tab/>S<text:tab/>4th eighth in Ms: c″8</text:span><text:span text:style-name="T49"><text:line-break/>655<text:tab/>S<text:tab/>3rd quarter in Ms: c″4</text:span><text:span text:style-name="T50"><text:line-break/><text:line-break/>702–709<text:tab/>org<text:tab/>In M</text:span><text:span text:style-name="T51">s</text:span><text:span text:style-name="T50"> one octave lower</text:span><text:span text:style-name="T51"><text:line-break/><text:line-break/><text:line-break/><text:line-break/></text:span><text:span text:style-name="T69">c r e d o</text:span></text:p>
      <text:p text:style-name="P28"/>
      <text:p text:style-name="P27"><text:span text:style-name="T1">Bar<text:tab/>Staff<text:tab/>Note</text:span><text:span text:style-name="T10"><text:tab/></text:span><text:span text:style-name="T11"><text:line-break/></text:span><text:span text:style-name="T20">–<text:tab/>ob 1, 2<text:tab/>Oboe parts were added by the editor.</text:span><text:span text:style-name="T52"><text:line-break/>45<text:tab/>org<text:tab/>4th eighth in Ms: c8</text:span><text:span text:style-name="T53"><text:line-break/>53<text:tab/>org<text:tab/>last eighth in Ms: g8</text:span><text:span text:style-name="T13"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60">wolfgang</text:span> (at) <text:span text:style-name="T59">esser-skala</text:span>.at<text:span text:style-name="T60"> or create an issue or pull request on the edition’s GitHub page (https://github.com/skafdasschaf/ galuppi-missa-BurG-I-7)</text:span>. Your help will be greatly appreciated.</text:p>
      <text:p text:style-name="P11"/>
      <text:p text:style-name="P11"/>
      <text:p text:style-name="P11"><text:span text:style-name="T9">Salzburg, </text:span><text:span text:style-name="T14">July</text:span><text:span text:style-name="T9"> 201</text:span><text:span text:style-name="T14">9</text:span><text:line-break/>Wolfgang <text:span text:style-name="T63">Esser-</text:span>Skala</text:p>
      <text:p text:style-name="P25"/>
      <text:p text:style-name="P23"><text:span text:style-name="T61"><text:line-break/></text:span>C O N T E N T S</text:p>
      <text:p text:style-name="P17"/>
      <text:p text:style-name="P16"/>
      <text:p text:style-name="P18"><text:span text:style-name="T3">Kyrie</text:span><text:span text:style-name="T64"><text:line-break/><text:tab/>1.1<text:tab/>Kyrie<text:tab/><text:line-break/><text:tab/>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8-08T23:06:41.291881712</dc:date>
    <dc:creator>Wolfgang Skala</dc:creator>
    <meta:editing-duration>P12DT7H43M28S</meta:editing-duration>
    <meta:editing-cycles>1100</meta:editing-cycles>
    <meta:generator>LibreOffice/4.2.8.2$Linux_X86_64 LibreOffice_project/420m0$Build-2</meta:generator>
    <meta:document-statistic meta:table-count="0" meta:image-count="1" meta:object-count="0" meta:page-count="6" meta:paragraph-count="16" meta:word-count="594" meta:character-count="3173" meta:non-whitespace-character-count="2572"/>
  </office:meta>
</office:document-meta>
</file>